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4c4c4c" draw:marker-start-width="0.279cm" draw:marker-end-width="0.279cm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-color="#00dc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draw:stroke="none" svg:stroke-color="#000000" draw:fill="none" draw:fill-color="#ffffff" fo:min-height="1.524cm"/>
    </style:style>
    <style:style style:name="gr11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14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22cm" svg:height="0.127cm" svg:x="15.478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22cm" svg:height="0.127cm" svg:x="15.478cm" svg:y="10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18cm" svg:height="0.127cm" svg:x="0cm" svg:y="4.9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18cm" svg:height="0.127cm" svg:x="0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883cm" svg:height="10.883cm" svg:x="5.064cm" svg:y="2.009cm">
          <text:p/>
          <draw:enhanced-geometry svg:viewBox="0 0 21600 21600" draw:type="rectangle" draw:enhanced-path="M 0 0 L 21600 0 21600 21600 0 21600 0 0 Z N"/>
        </draw:custom-shape>
        <draw:g>
          <draw:g>
            <draw:g>
              <draw:g>
                <draw:custom-shape draw:style-name="gr5" draw:text-style-name="P1" draw:layer="layout" svg:width="0.336cm" svg:height="0.223cm" draw:transform="rotate (1.5707963267949) translate (10.525cm 8.48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6cm" svg:height="0.223cm" draw:transform="rotate (1.5707963267949) translate (10.525cm 7.60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6cm" svg:height="0.223cm" draw:transform="rotate (1.5707963267949) translate (10.525cm 6.81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6cm" svg:height="0.223cm" draw:transform="rotate (1.5707963267949) translate (10.525cm 6.01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5cm" svg:height="0.223cm" draw:transform="rotate (1.5707963267949) translate (10.525cm 5.22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4cm" svg:height="0.223cm" draw:transform="rotate (1.5707963267949) translate (10.525cm 4.43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5cm" svg:height="0.223cm" draw:transform="rotate (1.5707963267949) translate (10.525cm 3.64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5cm" svg:height="0.223cm" draw:transform="rotate (1.5707963267949) translate (10.525cm 2.761cm)">
                  <text:p/>
                  <draw:enhanced-geometry svg:viewBox="0 0 21600 21600" draw:type="rectangle" draw:enhanced-path="M 0 0 L 21600 0 21600 21600 0 21600 0 0 Z N"/>
                </draw:custom-shape>
              </draw:g>
              <draw:g>
                <draw:custom-shape draw:style-name="gr5" draw:text-style-name="P1" draw:layer="layout" svg:width="0.336cm" svg:height="0.225cm" draw:transform="rotate (1.5707963267949) translate (12.637cm 8.485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6cm" svg:height="0.225cm" draw:transform="rotate (1.5707963267949) translate (12.637cm 7.60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6cm" svg:height="0.225cm" draw:transform="rotate (1.5707963267949) translate (12.637cm 6.81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6cm" svg:height="0.225cm" draw:transform="rotate (1.5707963267949) translate (12.637cm 6.019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5cm" svg:height="0.225cm" draw:transform="rotate (1.5707963267949) translate (12.637cm 5.226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4cm" svg:height="0.225cm" draw:transform="rotate (1.5707963267949) translate (12.637cm 4.433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5cm" svg:height="0.225cm" draw:transform="rotate (1.5707963267949) translate (12.637cm 3.641cm)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5" draw:text-style-name="P1" draw:layer="layout" svg:width="0.335cm" svg:height="0.225cm" draw:transform="rotate (1.5707963267949) translate (12.637cm 2.761cm)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6" draw:text-style-name="P2" draw:layer="layout" svg:width="6.373cm" svg:height="1.901cm" draw:transform="rotate (1.5707963267949) translate (10.748cm 8.62cm)">
                <text:p text:style-name="P1"><text:span text:style-name="T1">L293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7" draw:text-style-name="P2" draw:layer="layout" svg:width="3.205cm" svg:height="1.034cm" draw:transform="rotate (-1.57655591332648) translate (11.959cm 9.097cm)">
            <text:p text:style-name="P2"><text:span text:style-name="T1">7805T</text:span></text:p>
            <draw:enhanced-geometry svg:viewBox="0 0 21600 21600" draw:glue-points="?f6 10800 10800 21600 ?f5 10800 10800 0" draw:text-areas="?f3 ?f3 ?f4 ?f4" draw:type="trapezoid" draw:modifiers="3444.5911630269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3.205cm" svg:height="0.103cm" draw:transform="rotate (-1.57655591332648) translate (12.062cm 9.098cm)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508cm" svg:height="1.27cm" svg:x="9.509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508cm" svg:height="1.27cm" svg:x="12.938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3.302cm" svg:height="2.384cm" svg:x="1.381cm" svg:y="4.993cm">
          <draw:text-box>
            <text:p>Câbles vers le moteur</text:p>
          </draw:text-box>
        </draw:frame>
        <draw:frame draw:style-name="gr10" draw:layer="layout" svg:width="3.81cm" svg:height="3.095cm" svg:x="16.621cm" svg:y="5.02cm">
          <draw:text-box>
            <text:p>Câbles provenant de la Batterie</text:p>
          </draw:text-box>
        </draw:frame>
        <draw:g>
          <draw:g>
            <draw:custom-shape draw:style-name="gr11" draw:text-style-name="P1" draw:layer="layout" svg:width="0.762cm" svg:height="0.762cm" svg:x="5.618cm" svg:y="9.609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5" draw:text-style-name="P1" draw:layer="layout" svg:width="0.381cm" svg:height="0.381cm" svg:x="5.809cm" svg:y="9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1" draw:text-style-name="P1" draw:layer="layout" svg:width="0.762cm" svg:height="0.762cm" svg:x="5.618cm" svg:y="10.409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5" draw:text-style-name="P1" draw:layer="layout" svg:width="0.381cm" svg:height="0.381cm" svg:x="5.809cm" svg:y="10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1" draw:text-style-name="P1" draw:layer="layout" svg:width="0.762cm" svg:height="0.762cm" svg:x="5.618cm" svg:y="11.209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5" draw:text-style-name="P1" draw:layer="layout" svg:width="0.381cm" svg:height="0.381cm" svg:x="5.809cm" svg:y="11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12" draw:text-style-name="P1" draw:layer="layout" svg:width="5.953cm" svg:height="0.127cm" svg:x="0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953cm" svg:height="0.127cm" svg:x="0.001cm" svg:y="10.6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953cm" svg:height="0.127cm" svg:x="0.001cm" svg:y="11.491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3.937cm" svg:height="1.673cm" svg:x="1.081cm" svg:y="11.949cm">
          <draw:text-box>
            <text:p>Câbles vers le servo</text:p>
          </draw:text-box>
        </draw:frame>
        <draw:frame draw:style-name="gr9" draw:text-style-name="P3" draw:layer="layout" svg:width="2.667cm" svg:height="1.012cm" draw:transform="rotate (1.5707963267949) translate (13.573cm 11.033cm)">
          <draw:text-box>
            <text:p text:style-name="P3"><text:span text:style-name="T2">capacité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Brunner</meta:initial-creator>
    <meta:creation-date>2013-08-31T11:50:28</meta:creation-date>
    <dc:date>2013-08-31T12:26:13</dc:date>
    <dc:creator>Eric Brunner</dc:creator>
    <meta:editing-duration>PT4M13S</meta:editing-duration>
    <meta:editing-cycles>1</meta:editing-cycles>
    <meta:generator>LibreOffice/3.6$Linux_X86_64 LibreOffice_project/360m1$Build-304</meta:generator>
    <meta:document-statistic meta:object-count="49"/>
  </office:meta>
</office:document-meta>
</file>